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F" svg:font-family="" style:font-family-generic="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text-properties style:font-name="F" fo:font-size="12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une 3<text:span text:style-name="T2">rd</text:span></text:p>
      <text:p text:style-name="P1"/>
      <text:p text:style-name="P1">We shared dinner in the common room this evening; I had to eat alone, in my room, but as soon as I was done and replaced my mask I joined the group. The whole building was there, though the quiet man and his daughter had apparently excused themselves as soon as they had finished eating. Some sat and chatted, letting the fire burn down, before disappearing. I walked Friend to her room. I sensed that she wanted to talk to me, but I was itching to speak to Discovering Leprosy and Love For All Gods about K!K!K!; they were out working almost every day, and this was the first opportunity that had presented itself in weeks. When I returned and tried to rouse them to conversation they were cagey and reserved, playing some card game that involved them slapping each others hands like schoolchildren. Most people had gone to bed. They finally finished their game, and I poured them both coffee. </text:p>
      <text:p text:style-name="P1"><text:tab/>Gods looked out the window, mostly, as if expecting somebody to cross the street, or perhaps sulking at his loss; it was hard to tell who had won the game they were both so grave. Leprosy was more open. He had done better as a K!K!K! Player, completing a match in less than ten years. Gods rose without a word, then, and left for bed. I was told that he been dismissed as a player. I asked Leprosy to elaborate, but he refused. Their friendship is quite close, and mainly silent. Though I am close to them, I'm still the Eremite. Maybe its the mask. I have been told that the children don't like it, that I look like a cow's skull on a stick. They are mostly spoilt anyway. </text:p>
      <text:p text:style-name="P1"><text:tab/>I asked Leprosy about the match itself. He pointed to the window, and told me that the town cryer blew his horn at the start of every match, and at its close. The players are grouped at their home bases – much like goals in football, I imagine – which are elaborate huts, festooned with fetishes, paintings of deities and sweeping beams. I asked Leprosy to sketch the hut; it is found below, though he is no artist, and I worry about his proportions. The players line up, facing the tree line, the edge of the pitch, with numbers of paths winding into the trees. They then sing the Farewell Song, the ceremonial start of the match. I set up my recording device before asking Leprosy to sing it; out of guilt and politeness he began to recite it softly for me, barely over the whirr of the machine, so as not to wake Kicking Sods Into The Sea, the tumour-ridden geriatric who doesn't seem to have a room in the building. He woke anyway, and rushed us out of the room, before returning to his sleep and his burnt toes, propped by the fire. </text:p>
      <text:p text:style-name="P1"><text:tab/>In my room, I asked Leprosy to explain the small bottle in the picture I had found; he told me that it was a vial of scatterbird blood, slain at the beginning of the match and given to the players to do with as they will. I asked him what he had done with it but he had merely shook his head, fiddling with my autoharp. He has a tendency to fiddle; he is nervous, an unusual trait in a person of Loss. I asked him what he did when he was let into the woods. He turned to me, smiled for the first time since I had met him, and told me that he had split from the group, and run off on his own. He is a very ugly man and rebellious, scared, frail and foolish; from what I have heard, he is the best sort of player. </text:p>
      <text:p text:style-name="P1"><text:tab/>He told me about Child Sleeps Through Fire, the first ever player to win K!K!K!, nine years after Whisper had given it to the people of Loss. He said that he had seen the champion, in the woods, two months into his first match. He had been in deep woodland, he had said, and he had spied a castle on the next rise. It had not stopped raining in two weeks, and as he searched for a way to cross the wide, lazy tributary that blocked his<office:annotation><dc:creator>Rob Sherman</dc:creator><dc:date>2010-08-15T18:13:38.54</dc:date><text:p text:style-name="P4"><text:span text:style-name="T3">He looked at me sideways, and told me that the water in K!K!K! should never be touched; he told me that he had heard terrible stories.</text:span></text:p></office:annotation> path, the man had floated up the river. I asked him if he was dead, and he said that I did not understand, that the man floated above the water, like Jesu or insect striders I suppose. He trailed his feet in the water, and floated straight past Leprosy, up and around the bend of the river. The water boiled as he passed. I could imagine him, trailing ribbons of prehistoric cotton, his staff lax in one hand, his body emaciated and and pulsating with sag. It seems that there were forgotten things in the woods, things that even the Mayor did not know about. </text:p>
      <text:p text:style-name="P1"><text:tab/>I asked him if this had happened; I knew that he was an amateur poet, and so I did not trust him. He told me it had happened, and threw a log on the fire, and that was that. I couldn't ask him again. The way that the man had looked at me was enough. </text:p>
      <text:p text:style-name="P1"><text:tab/>I never really understood, in all that he told me, how points were scored; he told me about <text:soft-page-break/>the Whisper Cross-Section, the great maze, the caves, the mountain and the Aground, a huge wrecked galleon sunk into the rock and filled with spirits; all of them are challenges to be overcome. He would not tell me who, or what they contained, what armour he wore, what swords he plucked, what maidens he kissed. Friend had told me that <text:s/>the pitch went under the mountains, under the town, under the river; beneath our very feet; he wiped the scar on his hand, the lateral one that looks like a pie casing, and swore at me, softly, smiling again. </text:p>
      <text:p text:style-name="P1"><text:tab/>The game seems to end if the Mayor gets bored, if any one of a multitude of prophecies is fulfilled, or if the sun hits the bark of a certain tree in a certain light; there are many more. The Town Cryer is notified, and he blows his trumpet again, and the players must turn from their journey, and head back to where they began; like all good heroes must, I imagine. Leprosy took me to his room and showed me his vial of scatterbird blood; it was dusted with years of shedding, and empty. He told me that when he heard the trumpet, he was the only one who made it back; he had lain a trail of blood, winding through trees, back home. </text:p>
      <text:p text:style-name="P1"><text:tab/>Those who return to their base are greeted by Father, a ceremonial, costumed role, usually played by the Mayor, or the town Doctor, or someone in a position of respect. There is something of an archetype in Leprosy's description; this thing is the father of everyone who has ever journeyed, or escaped cruelty, or felt a pang of wanderlust. He is the one who turned their back as they left, who forced them to leave, who treated them as the idiot son, the wastrel, or the runt. The costume, he tells me, is terrifying; he felt like the child facing his father, face bloodied, clutching his prize or not at all. He was then asked to tell Father everything he had done in the forest. He had completed very few challenges, he said; he had run, for the most part, lost, pissing in mulberry bushes. But he lied. He told Father of the Algebra Lizard, fighting haunted helmets, crossing the lake with his pole, bridges for mice, band-saws that walked and danced in great convents. He flexed his hand again, held it up into the light of the samovar. A long, gross scar flashed amazing purple. Father, I imagine, did not believe his lie. Those who do convince Father of his adventures are held up by their fellow players, in an example of those minuscule religions that exist everywhere; they are like paragons or saints, but quite opposite, the epitome of the deceit that is so integral to the game.</text:p>
      <text:p text:style-name="P1"><text:tab/>He had nothing to drink, and I led him to my room and let him demolish my stores. I asked him about future matches, other players he had met; had he ever killed anyone? From his own team? He cut me off, called me an arsehole foreigner, kissing me on the forehead; I did not think that he had drunk that much. He then climbed into my bed and fell loudly asleep. I tried to rouse him several times. Friend's father was asleep outside her door, an extinguished cheroot on the floor beside him. He was dreaming of running or chasing, the way he was twitching, as a dog does. I thought it wise to go to Leprosy's bed, the smallest room in the building. His desk held several maps, and I had a chance to study them further. It seems he was trying to draw the pit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F" svg:font-family="" style:font-family-generic="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Sherman</meta:initial-creator>
    <meta:creation-date>2010-08-09T11:36:31.39</meta:creation-date>
    <dc:date>2010-08-15T18:27:55.69</dc:date>
    <dc:creator>Rob Sherman</dc:creator>
    <meta:editing-duration>PT24H56M18S</meta:editing-duration>
    <meta:editing-cycles>6</meta:editing-cycles>
    <meta:generator>OpenOffice.org/3.2$Win32 OpenOffice.org_project/320m12$Build-9483</meta:generator>
    <meta:document-statistic meta:table-count="0" meta:image-count="0" meta:object-count="0" meta:page-count="2" meta:paragraph-count="11" meta:word-count="1525" meta:character-count="8007"/>
  </office:meta>
</office:document-meta>
</file>